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officeooo:rsid="0008f3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USD: lo que debe tener en cuenta al adoptar la Descripción Universal de Escenas en su proceso de producción</text:p>
      <text:p text:style-name="Standard"/>
      <text:p text:style-name="Standard">Es fácil dejarse llevar por el entusiasmo en torno a la Descripción Universal de Escenas (USD), que parece estar en su punto más alto a medida que avanzamos en el nuevo año. Los emocionantes y regulares desarrollos en este ámbito impulsan continuamente nuevas y mejoradas iteraciones de software para la industria de los VFX en todo el mundo, desde la última oferta de Houdini, hasta los propios esfuerzos de Foundry para hacer de USD una parte de nuestra cartera más amplia que cubre muchos roles clave en los pipelines de la industria, hasta los planes anunciados por Autodesk para el soporte de USD en Maya.</text:p>
      <text:p text:style-name="Standard"/>
      <text:p text:style-name="Standard">Ya hemos analizado el impacto sísmico que tendrá el USD en la industria de los VFX, siguiendo la estela de las contribuciones revolucionarias realizadas por estándares abiertos como Alembic y OpenEXR, que tratamos aquí. </text:p>
      <text:p text:style-name="Standard"/>
      <text:p text:style-name="Standard">Y mientras el USD sigue dominando los debates del sector, los artistas y estudios que no lo incorporan a sus canales de producción corren el riesgo de sufrir el temido FOMO, y es fácil ver por qué. </text:p>
      <text:p text:style-name="Standard"/>
      <text:p text:style-name="Standard">Adoptar una línea de producción en USD promete ventajas -como la flexibilidad ilimitada, la modularidad y la interoperabilidad de las herramientas- que pueden hacer que su adopción parezca una obviedad.</text:p>
      <text:p text:style-name="Standard"/>
      <text:p text:style-name="Standard">Sin embargo, el rápido crecimiento del USD hace que se tenga que proceder con cautela, y cuando se adopta un enfoque del mundo real para la adopción de una canalización del USD, hay que sopesar los pros y los contras a corto plazo mientras el desarrollo del USD evoluciona continuamente.</text:p>
      <text:p text:style-name="Standard"/>
      <text:p text:style-name="Standard">La razón de ser del USD es su capacidad para facilitar la continuidad de las decisiones a lo largo de la cadena de producción mediante el uso de un lenguaje universal, que a su vez impulsa la coherencia de la visualización. </text:p>
      <text:p text:style-name="Standard"/>
      <text:p text:style-name="Standard">Así, en lugar de que la producción de la línea de producción siga una estructura de cascada -en la que cada etapa del proceso sólo puede basarse en el trabajo completado de la etapa anterior-, USD permite que el trabajo superpuesto se exprese en forma de capas. Esto permite que los equipos trabajen en tándem y que los cambios anteriores se propaguen a través de la tubería sin requerir esfuerzos masivos de cada equipo para actualizar su trabajo.</text:p>
      <text:p text:style-name="Standard"/>
      <text:p text:style-name="Standard">El director de ingeniería de Foundry, Robert Fanner, explica: "Algo que se ha modelado en una fase muy temprana puede ajustarse posteriormente en la línea de producción de forma más coherente y sencilla que antes".</text:p>
      <text:p text:style-name="Standard"/>
      <text:p text:style-name="Standard">El resultado: menos tiempo de procesamiento manual y más tiempo para la creatividad. </text:p>
      <text:p text:style-name="Standard"/>
      <text:p text:style-name="Standard">En las discusiones sobre el impresionante poder del USD, hay que tener en cuenta lo que significa toda esta estratificación, los archivos que crea y la gestión de esos archivos para un proceso de producción. <text:s/>Por ejemplo, la famosa escena de la cocina de USD se compone de 76 activos con 3 archivos cada uno y un archivo de descripción principal, con o sin instancias. Así que, como diseño, son 228 archivos en 76 carpetas, todos los cuales, en un entorno de producción, tendrán que ser nombrados, localizados, versionados y gestionados adecuadamente.</text:p>
      <text:p text:style-name="Standard"/>
      <text:p text:style-name="Standard"><text:soft-page-break/>Esto significa que la flexibilidad de USD conlleva el coste de desarrollar una línea de producción con la capacidad de gestionar estos archivos y las actualizaciones que conlleva el flujo de trabajo de estratificación, para que los artistas no tengan que hacerlo, reduciendo el riesgo de error humano. </text:p>
      <text:p text:style-name="Standard"/>
      <text:p text:style-name="Standard"/>
      <text:p text:style-name="Standard">Hablando de artistas...</text:p>
      <text:p text:style-name="Standard"/>
      <text:p text:style-name="Standard">Construir un proceso de trabajo en USD que ofrezca una experiencia cohesiva a los artistas requiere tiempo y esfuerzo</text:p>
      <text:p text:style-name="Standard"/>
      <text:p text:style-name="Standard">Con el aumento de la adopción del USD, se produce un cambio para que los datos 3D y los activos del proceso del artista -modelos, sombreado, rigging, animación, iluminación, etc.- sean compatibles con los datos y los flujos de trabajo del USD.</text:p>
      <text:p text:style-name="Standard"/>
      <text:p text:style-name="Standard">Como ya se ha dicho, se trata de agilizar los procesos para que diferentes artistas puedan trabajar en el mismo proyecto sin interferir entre sí, superponiendo su trabajo al del grupo anterior. Y como cada vez hay más estudios que trabajan juntos en una industria cada vez más globalizada, un pipeline en USD alberga el potencial de facilitar la colaboración entre estudios en un futuro lejano, hasta cierto punto.</text:p>
      <text:p text:style-name="Standard"/>
      <text:p text:style-name="Standard">En este caso, dos canales pueden utilizar USD pero, al mismo tiempo, ser estructuras muy diferentes, especialmente durante estos primeros días de USD, ya que las instalaciones lo personalizan para satisfacer su visión del mundo de sus desafíos de producción. <text:s/>Tomando como ejemplo las capas -el núcleo del USD-, cada instalación tendrá que averiguar cuál es la mejor manera de estructurarlas cuando trabajen juntas. Si la estructura de capas entre ambos no coincide, las ventajas de utilizar el USD en este caso no se materializarán.</text:p>
      <text:p text:style-name="Standard"/>
      <text:p text:style-name="Standard">Lo mismo puede decirse de los esquemas personalizados. Una instalación puede crear los suyos propios para describir los datos de una cosa específica y su funcionalidad dentro de una escena. Pero los esquemas personalizados están ligados a una instalación y no al conjunto de USD, por lo que, a menos que otra instalación tenga ese esquema personalizado en particular, no aparecerá cuando se abra el archivo, lo que los hace ligeramente no transportables.</text:p>
      <text:p text:style-name="Standard"/>
      <text:p text:style-name="Standard">En esencia: los estudios necesitan un diseño de canalización con visión de futuro cuando se plantean una implementación de USD. Es responsabilidad del estudio crear un canal que funcione con el USD a medida que vaya madurando en los próximos años. La creación de un canal que ofrezca una experiencia cohesiva a los artistas requiere una gran cantidad de reflexión, trabajo, diseño y codificación antes de que las ventajas del USD puedan percibirse realmente en su totalidad.</text:p>
      <text:p text:style-name="Standard"/>
      <text:p text:style-name="Standard"/>
      <text:p text:style-name="Standard">Complejidades del USD</text:p>
      <text:p text:style-name="Standard"/>
      <text:p text:style-name="Standard">Trabajar en el gráfico de escena de USD puede resultar complicado</text:p>
      <text:p text:style-name="Standard"/>
      <text:p text:style-name="Standard">La potencia de USD reside en su sistema de capas, a través del cual una serie de cambios se componen juntos para crear un gráfico de escena 3D de alta calidad para cualquier punto del proceso. <text:s/>Por lo tanto, el artista medio puede no necesitar saber nunca cómo se ha construido la escena para él; sólo lo que necesita para una tarea determinada. No creemos que el siguiente punto sea un factor decisivo a la hora de considerar una línea de producción en USD, pero es algo que merece la pena tener en cuenta, especialmente para los artistas que quizás estén menos familiarizados con la tecnología.</text:p>
      <text:p text:style-name="Standard"><text:soft-page-break/></text:p>
      <text:p text:style-name="Standard">Cualquier cosa añadida o exportada en USD es difícil de eliminar. En su lugar, el archivo USD simplemente se oculta, para evitar la ruptura de la estructura del gráfico de escena que puede causar la eliminación de un archivo USD. </text:p>
      <text:p text:style-name="Standard"/>
      <text:p text:style-name="Standard">Esto hace que la edición en los gráficos de escena sea ligeramente más complicada. Como artista, probablemente esperes poder editar sin problemas hacia arriba y hacia abajo en la jerarquía de una escena, pero la introducción de los USD no hace que esto sea sencillo.</text:p>
      <text:p text:style-name="Standard"/>
      <text:p text:style-name="Standard">Si los archivos USD se mueven o se borran, pueden provocar largas limpiezas de escenas, lo que puede resultar perjudicial para el flujo de trabajo y los plazos de un proyecto si no se tiene en cuenta. <text:s/>Por lo tanto, la gestión de archivos de datos USD, en lo que respecta a las adiciones y sustracciones, es un aspecto clave de cualquier futuro pipeline USD que un estudio pueda construir. La documentación y las prácticas de producción del USD siguen creciendo</text:p>
      <text:p text:style-name="Standard"/>
      <text:p text:style-name="Standard">Entre los que han adoptado el uso del <text:span text:style-name="T1">USD</text:span>, existe un sentimiento común de que hay un gran vacío en la base de conocimientos cuando se trata de las mejores prácticas de producción de su implementación y uso, porque el <text:span text:style-name="T1">USD</text:span> es joven y está en evolución. Afortunadamente, este reto desaparecerá con el tiempo.</text:p>
      <text:p text:style-name="Standard"/>
      <text:p text:style-name="Standard">El USD se originó en Pixar, que desde entonces ha producido una documentación inicial útil e informativa para que los artistas y los estudios se pongan en marcha con el USD. La documentación de Houdini 18 también contiene una gran cantidad de información útil sobre el flujo de trabajo con USD, y Autodesk y Foundry están empezando a compartir más información sobre cómo funcionará USD con sus herramientas.</text:p>
      <text:p text:style-name="Standard"/>
      <text:p text:style-name="Standard">A pesar de esta orientación, será necesario dedicar algo de tiempo a investigar y probar las mejores prácticas para la primera generación de flujos de trabajo con USD de un estudio. <text:s/>Deben asumir que la nueva información o los cambios en la rápida evolución de la tecnología del USD significan que su canalización del USD será un trabajo en progreso durante unos años. Por ello, los estudios deben dedicar tiempo a entender si la adaptación del USD a sus flujos de trabajo actuales es una inversión a prueba de futuro, o si la adopción del USD implica mayores cambios en el flujo de trabajo.</text:p>
      <text:p text:style-name="Standard"/>
      <text:p text:style-name="Standard">En cuanto a la documentación disponible, es probable que en 2020 se produzcan algunos avances en la unificación y el refrendo de las orientaciones y las mejores prácticas sobre el uso del <text:span text:style-name="T1">USD</text:span> en todo el sector. <text:s/>Los estudios que participan en la creación de una línea de producción en USD pueden contribuir a ello compartiendo sus hallazgos con el resto de la industria en el espíritu del proyecto de código abierto.</text:p>
      <text:p text:style-name="Standard"/>
      <text:p text:style-name="Standard">Foundry ya ha mencionado que el rápido ritmo de desarrollo del USD está causando problemas de inicio, y nuestra opinión sigue siendo la misma: ¿las esperanzas y promesas del USD están superando su fase de desarrollo? <text:s/>Depende de lo que se pretenda conseguir.</text:p>
      <text:p text:style-name="Standard"/>
      <text:p text:style-name="Standard">Actualmente, las nuevas y mejoradas iteraciones del USD tienen una cadencia de tres meses, con versiones enviadas al repositorio de GitHub, mientras que antes era cada dos meses. Aunque este ritmo algo más lento proporciona cierto respiro a los directores técnicos y a los estudios, sigue siendo lo suficientemente rápido como para seguir realizando cambios importantes durante un tiempo, lo que supone un reto tanto para los estudios como para los desarrolladores de software comercial. </text:p>
      <text:p text:style-name="Standard"/>
      <text:p text:style-name="Standard">Un signo clave de madurez técnica será cuando la plataforma de referencia de VFX adopte una versión fija de USD cada año. Hasta ese momento, los estudios pueden esperar que el desarrollo del <text:soft-page-break/>USD continúe a un ritmo que suponga un reto, y deben tener en cuenta tanto las ventajas como los problemas de crecimiento que esto supondrá.</text:p>
      <text:p text:style-name="Standard"/>
      <text:p text:style-name="Standard">Los estudios que deseen experimentar con la tecnología del USD -ya sea escribiendo sus propias herramientas, utilizando nuevos conceptos o jugando con integraciones más profundas- deben ser conscientes de las ventajas y desventajas que supone quedarse con una versión específica del USD, lo que puede causar problemas cuando surjan nuevas iteraciones. <text:s/>La versión 19.11 de USD, en la que se mejoró la API de Hydra con soporte inicial para el renderizado fuera de línea, es probablemente la mejor versión de base para cualquier estudio que comience a experimentar con USD. </text:p>
      <text:p text:style-name="Standard"/>
      <text:p text:style-name="Standard">La capacidad de mitigar este problema depende de las herramientas en cuestión. Katana, la herramienta de iluminación de Foundry, ofrece un flujo de trabajo con USD a través de un conjunto de plugins personalizables, lo que ofrece a los estudios más flexibilidad y espacio para respirar ante las nuevas iteraciones de USD. <text:s/>Un estudio puede utilizar una versión separada de USD para las operaciones de E/S del núcleo de USD que Katana utiliza para el procesamiento de gráficos de escena en el visor. Nuke y Mari también están siendo probados con plugins USD personalizables por el estudio para su lanzamiento en una fecha futura.</text:p>
      <text:p text:style-name="Standard"/>
      <text:p text:style-name="Standard"/>
      <text:p text:style-name="Standard">¿Y ahora qué?</text:p>
      <text:p text:style-name="Standard"/>
      <text:p text:style-name="Standard">La conclusión es la siguiente: los estudios deben tener criterio a la hora de adoptar el USD en su proceso de producción. Si se hace de forma inteligente y correcta, un canal de USD abre un potencial ilimitado para la flexibilidad y la eficiencia de los flujos de trabajo de los artistas, en todos los equipos, estudios y más allá. <text:s/></text:p>
      <text:p text:style-name="Standard"/>
      <text:p text:style-name="Standard">Con el estado actual de la implantación del USD en el software comercial, una empresa debe decidir cuánto tiempo de sus propios desarrolladores está dispuesta a dedicar a suplir las carencias de las aplicaciones de creación de contenidos digitales. Como parte de esto, las preguntas pertinentes que se deben hacer son: ¿Dispone un estudio del tiempo y la perspectiva necesarios para diseñar, probar y crear flujos de trabajo optimizados en USD mientras las mejores prácticas de producción son menos conocidas? <text:s/>¿Dispone el estudio de la infraestructura y la configuración de la cadena de producción para gestionar la mayor complejidad que conlleva el enfoque de archivos por capas del USD?</text:p>
      <text:p text:style-name="Standard"/>
      <text:p text:style-name="Standard">Esperamos que este artículo ofrezca a los estudios una mejor comprensión de la inversión y la reflexión que serán necesarias para pasar a una línea de producción en USD. <text:s/>Al mismo tiempo, queremos animar a todo el mundo a que dedique algo de tiempo y esfuerzo a pensar en ello, y toda la información obtenida de este proceso es inestimable para los proveedores como nosotros. Al fin y al cabo, todos formamos parte de lo que probablemente será el mayor proyecto impulsado por los proveedores y la comunidad en la historia del software de efectos visuales y animació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8T19:48:30.791000000</meta:creation-date>
    <dc:date>2022-03-28T19:56:15.542000000</dc:date>
    <meta:editing-duration>PT7M46S</meta:editing-duration>
    <meta:editing-cycles>1</meta:editing-cycles>
    <meta:document-statistic meta:table-count="0" meta:image-count="0" meta:object-count="0" meta:page-count="4" meta:paragraph-count="38" meta:word-count="2174" meta:character-count="12943" meta:non-whitespace-character-count="10786"/>
    <meta:generator>LibreOffice/7.0.5.2$Windows_X86_64 LibreOffice_project/64390860c6cd0aca4beafafcfd84613dd9dfb63a</meta:generator>
  </office:meta>
</office:document-meta>
</file>